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 In all environments, the following files are loaded if they exist,</text:p>
      <text:p text:style-name="Preformatted_20_Text"># the later taking precedence over the former:</text:p>
      <text:p text:style-name="Preformatted_20_Text">#</text:p>
      <text:p text:style-name="Preformatted_20_Text"># <text:s/>* .env <text:s text:c="15"/>contains default values for the environment variables needed by the app</text:p>
      <text:p text:style-name="Preformatted_20_Text"># <text:s/>* .env.local <text:s text:c="9"/>uncommitted file with local overrides</text:p>
      <text:p text:style-name="Preformatted_20_Text"># <text:s/>* .env.$APP_ENV <text:s text:c="6"/>committed environment-specific defaults</text:p>
      <text:p text:style-name="Preformatted_20_Text"># <text:s/>* .env.$APP_ENV.local uncommitted environment-specific overrides</text:p>
      <text:p text:style-name="Preformatted_20_Text">#</text:p>
      <text:p text:style-name="Preformatted_20_Text"># Real environment variables win over .env files.</text:p>
      <text:p text:style-name="Preformatted_20_Text">#</text:p>
      <text:p text:style-name="Preformatted_20_Text"># DO NOT DEFINE PRODUCTION SECRETS IN THIS FILE NOR IN ANY OTHER COMMITTED FILES.</text:p>
      <text:p text:style-name="Preformatted_20_Text">#</text:p>
      <text:p text:style-name="Preformatted_20_Text"># Run "composer dump-env prod" to compile .env files for production use (requires symfony/flex &gt;=1.2).</text:p>
      <text:p text:style-name="Preformatted_20_Text"># https://symfony.com/doc/current/best_practices/configuration.html#infrastructure-related-configuration</text:p>
      <text:p text:style-name="Preformatted_20_Text"/>
      <text:p text:style-name="Preformatted_20_Text">###&gt; symfony/framework-bundle ###</text:p>
      <text:p text:style-name="Preformatted_20_Text">APP_ENV=dev</text:p>
      <text:p text:style-name="Preformatted_20_Text">APP_SECRET=9eb57832bd9b588158841f185a2d29ce</text:p>
      <text:p text:style-name="Preformatted_20_Text">#TRUSTED_PROXIES=127.0.0.1,127.0.0.2</text:p>
      <text:p text:style-name="Preformatted_20_Text">#TRUSTED_HOSTS='^localhost|example\.com$'</text:p>
      <text:p text:style-name="Preformatted_20_Text">###&lt; symfony/framework-bundle ###</text:p>
      <text:p text:style-name="Preformatted_20_Text"/>
      <text:p text:style-name="Preformatted_20_Text">###&gt; doctrine/doctrine-bundle ###</text:p>
      <text:p text:style-name="Preformatted_20_Text"># Format described at http://docs.doctrine-project.org/projects/doctrine-dbal/en/latest/reference/configuration.html#connecting-using-a-url</text:p>
      <text:p text:style-name="Preformatted_20_Text"># For an SQLite database, use: "sqlite:///%kernel.project_dir%/var/data.db"</text:p>
      <text:p text:style-name="Preformatted_20_Text"># Configure your db driver and server_version in config/packages/doctrine.yaml</text:p>
      <text:p text:style-name="Preformatted_20_Text">DATABASE_URL=mysql://TotalTaskv2:TotalTaskv2019@bw39286-001.privatesql:35454/totaltaskv2_db</text:p>
      <text:p text:style-name="Preformatted_20_Text">###&lt; doctrine/doctrine-bundle ###</text:p>
      <text:p text:style-name="Preformatted_20_Text"/>
      <text:p text:style-name="Preformatted_20_Text">###&gt; symfony/swiftmailer-bundle ###</text:p>
      <text:p text:style-name="Preformatted_20_Text"># For Gmail as a transport, use: "gmail://username:password@localhost"</text:p>
      <text:p text:style-name="Preformatted_20_Text"># For a generic SMTP server, use: "smtp://localhost:25?encryption=&amp;auth_mode="</text:p>
      <text:p text:style-name="Preformatted_20_Text"># Delivery is disabled by default via "null://localhost"</text:p>
      <text:p text:style-name="Preformatted_20_Text">MAILER_URL=null://localhost</text:p>
      <text:p text:style-name="Preformatted_20_Text">#MAILER_URL=smtp://ssl0.ovh.net:587?encryption=ssl&amp;username=support@eventek-tn.com&amp;password=support@eventek</text:p>
      <text:p text:style-name="Standard">###&lt; symfony/swiftmailer-bundle 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7:36:35.560668749</meta:creation-date>
    <dc:date>2019-11-12T17:36:49.442253785</dc:date>
    <meta:editing-duration>PT14S</meta:editing-duration>
    <meta:editing-cycles>1</meta:editing-cycles>
    <meta:document-statistic meta:table-count="0" meta:image-count="0" meta:object-count="0" meta:page-count="1" meta:paragraph-count="33" meta:word-count="168" meta:character-count="1797" meta:non-whitespace-character-count="1628"/>
    <meta:generator>LibreOffice/6.0.7.3$Linux_X86_64 LibreOffice_project/00m0$Build-3</meta:generator>
  </office:meta>
</office:document-meta>
</file>